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8E1000037580D98468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7"/>
    <style:style style:name="P6" style:family="paragraph" style:parent-style-name="Standard" style:list-style-name="L8"/>
    <style:style style:name="P7" style:family="paragraph" style:parent-style-name="Standard" style:list-style-name="L13"/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14">
      <style:text-properties fo:font-weight="normal" style:font-weight-asian="normal" style:font-weight-complex="normal"/>
    </style:style>
    <style:style style:name="P10" style:family="paragraph" style:parent-style-name="Standard" style:list-style-name="L15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9"/>
    <style:style style:name="P19" style:family="paragraph" style:parent-style-name="Text_20_body" style:list-style-name="L22"/>
    <style:style style:name="P20" style:family="paragraph" style:parent-style-name="Text_20_body" style:list-style-name="L23"/>
    <style:style style:name="P21" style:family="paragraph" style:parent-style-name="Text_20_body" style:list-style-name="L24"/>
    <style:style style:name="P22" style:family="paragraph" style:parent-style-name="Text_20_body" style:list-style-name="L25"/>
    <style:style style:name="P23" style:family="paragraph" style:parent-style-name="Text_20_body" style:list-style-name="L26"/>
    <style:style style:name="P24" style:family="paragraph" style:parent-style-name="Text_20_body" style:list-style-name="L17">
      <style:paragraph-properties fo:margin-top="0cm" fo:margin-bottom="0cm"/>
    </style:style>
    <style:style style:name="P25" style:family="paragraph" style:parent-style-name="Text_20_body" style:list-style-name="L18">
      <style:paragraph-properties fo:margin-top="0cm" fo:margin-bottom="0cm"/>
    </style:style>
    <style:style style:name="P26" style:family="paragraph" style:parent-style-name="Text_20_body" style:list-style-name="L23">
      <style:paragraph-properties fo:margin-left="2.491cm" fo:margin-right="0cm" fo:text-indent="-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lužby sítě</text:p>
      <text:p text:style-name="Standard"/>
      <text:p text:style-name="Standard"/>
      <text:p text:style-name="Standard"/>
      <text:p text:style-name="Standard">Řízení přístupu (AAA)</text:p>
      <text:p text:style-name="Standard"/>
      <text:p text:style-name="Standard">Omezení na základě <text:span text:style-name="T1">MAC adresy</text:span></text:p>
      <text:p text:style-name="Standard"/>
      <text:p text:style-name="Standard"><text:span text:style-name="T1">802.1X</text:span> (<text:a xlink:type="simple" xlink:href="http://en.wikipedia.org/wiki/802.1X">http://en.wikipedia.org/wiki/802.1X</text:a>)</text:p>
      <text:list xml:id="list1980466578399677497" text:style-name="L13">
        <text:list-item>
          <text:p text:style-name="P7">po připojení do sítě (UTP kabelem, WiFi), je přípojným bodem (musí podporovat) blokován veškerý provoz klienta. Ten se musí nejdříve autentizovat. Obvykle pomocí RADIUS serveru.</text:p>
        </text:list-item>
        <text:list-item>
          <text:p text:style-name="P7"><draw:frame draw:style-name="fr2" draw:name="obrázky2" text:anchor-type="as-char" svg:width="5.821cm" svg:height="3.836cm" draw:z-index="1"><draw:image xlink:href="http://upload.wikimedia.org/wikipedia/commons/thumb/a/ad/Schema8021x.PNG/220px-Schema8021x.PNG" xlink:type="simple" xlink:show="embed" xlink:actuate="onLoad"/></draw:frame> </text:p>
        </text:list-item>
      </text:list>
      <text:p text:style-name="Standard"><text:span text:style-name="T1">RADIUS – DIAMETER</text:span></text:p>
      <text:list xml:id="list6790436111293837392" text:style-name="L14">
        <text:list-item>
          <text:p text:style-name="P9">Prvek v síti má šifrované spojení s radiud serverem</text:p>
        </text:list-item>
        <text:list-item>
          <text:p text:style-name="P9">klient který se chce připojit k tomuto prvku pošle svoje údaje. Ty jsou přeposlány na RADIUS server (případně propagovány dalším RADIUS serverům), který ověří totožnost klenta a v případě úspěchu vrací <text:span text:style-name="T1">konfigurační</text:span> <text:span text:style-name="T1">údaje</text:span>. Na základně zprávy vrácené radius serverem prvek povolí nebo zamítně uživateli přístup ke službám.</text:p>
        </text:list-item>
        <text:list-item>
          <text:p text:style-name="P9">Používá UDP</text:p>
        </text:list-item>
        <text:list-item>
          <text:p text:style-name="P9">DIAMETER je nástupce radiusu (používá TCP, může použít IPsec, TSL, ...)<text:bookmark text:name="irc_mi"/> </text:p>
        </text:list-item>
        <text:list-item>
          <text:p text:style-name="P9"><draw:frame draw:style-name="fr2" draw:name="obrázky3" text:anchor-type="as-char" svg:width="10.388cm" svg:height="5.824cm" draw:z-index="2"><draw:image xlink:href="http://wiki.siliconhill.cz/images/Wifi_doc5.gif" xlink:type="simple" xlink:show="embed" xlink:actuate="onLoad"/></draw:frame> </text:p>
        </text:list-item>
        <text:list-item>
          <text:p text:style-name="P9"/>
        </text:list-item>
      </text:list>
      <text:p text:style-name="P8"/>
      <text:p text:style-name="P4">LDAP</text:p>
      <text:list xml:id="list4748426790618917865" text:style-name="L3">
        <text:list-item>
          <text:p text:style-name="P3">adresářový server pro AAA</text:p>
        </text:list-item>
        <text:list-item>
          <text:p text:style-name="P3">obsahuje jednotlivé objekty, které mají atributy (je možné i "dědění)</text:p>
        </text:list-item>
        <text:list-item>
          <text:p text:style-name="P3">DN – Distinguished name jednoznačný identifikátor složený s RDN (Relative DN) např CN=Jeff Smith,OU=Sales,DC=Fabrikam,DC=COM</text:p>
        </text:list-item>
      </text:list>
      <text:p text:style-name="P4">KERBEROS</text:p>
      <text:list xml:id="list713775310909801396" text:style-name="L15">
        <text:list-item>
          <text:p text:style-name="P10">Autentizační server</text:p>
        </text:list-item>
        <text:list-item>
          <text:p text:style-name="P10">2 logicky oddělené části</text:p>
          <text:list>
            <text:list-item>
              <text:p text:style-name="P10">Autentizačního serveru (AS)</text:p>
            </text:list-item>
            <text:list-item>
              <text:p text:style-name="P10"><text:soft-page-break/>Ticket-Granting Serveru (TGS)</text:p>
            </text:list-item>
          </text:list>
        </text:list-item>
        <text:list-item>
          <text:p text:style-name="P10">klient se autentizuje proti AS a obdrží ticket. Pomocí něho si vyžádá u TGS nový ticket pro přístup ke službě.</text:p>
        </text:list-item>
      </text:list>
      <text:p text:style-name="Standard"/>
      <text:p text:style-name="Standard"><text:span text:style-name="T1">Active directory</text:span> podobná funkce jako LDAP akorát od Microsoftu</text:p>
      <text:p text:style-name="Standard"/>
      <text:p text:style-name="Standard"/>
      <text:p text:style-name="Standard">EAP (Extensible Authentication Protocol) <text:a xlink:type="simple" xlink:href="http://en.wikipedia.org/wiki/Extensible_Authentication_Protocol">http://en.wikipedia.org/wiki/Extensible_Authentication_Protocol</text:a></text:p>
      <text:list xml:id="list7643864971458939131" text:style-name="L1">
        <text:list-item>
          <text:p text:style-name="P1">autentizační protokol/framework poskytující výměnu a používání klíčů při autentizaci.</text:p>
        </text:list-item>
        <text:list-item>
          <text:p text:style-name="P1">Definuje pouze formát zpráv (tj, neříká, jak se mají data fyzicky vyměňovat, ale pouze jak mají vypadat)</text:p>
        </text:list-item>
      </text:list>
      <text:p text:style-name="Standard"/>
      <text:p text:style-name="Standard"/>
      <text:p text:style-name="Standard">Bezpečnost</text:p>
      <text:list xml:id="list4488866362709833350" text:style-name="L2">
        <text:list-item>
          <text:p text:style-name="P2">typy útoků</text:p>
          <text:list>
            <text:list-item>
              <text:p text:style-name="P2">Man-in-the-Middle</text:p>
            </text:list-item>
            <text:list-item>
              <text:p text:style-name="P2"/>
            </text:list-item>
            <text:list-item>
              <text:p text:style-name="P2">Sociální inženýrství – obecně by se dalo charakterizovat jako útok na důvěřivost uživatele a snaha o oklamání uživatele</text:p>
              <text:list>
                <text:list-item>
                  <text:p text:style-name="P2">Phishing – útočník se snažím podvodným způsobem získat autentizační údaje (podvrženou stránkou)</text:p>
                </text:list-item>
                <text:list-item>
                  <text:p text:style-name="P2">Baiting – trojský kůň v reálném světě (ponechání infikovaného média někde ležet, výzva na internetu, že PC je infikován virem a nabídka násroje k ostranění)</text:p>
                </text:list-item>
              </text:list>
            </text:list-item>
            <text:list-item>
              <text:p text:style-name="P2">využívání bezpečnostních děr – bylo používáno hlavně v minulosti dnes už není tak časté a když tak je v souvislosti se sociálním inženýrstvím</text:p>
            </text:list-item>
            <text:list-item>
              <text:p text:style-name="P2">útoky na mobilní telefony (odezírání autentizačním SMS při platbě v bance)</text:p>
            </text:list-item>
            <text:list-item>
              <text:p text:style-name="P2">útoky na infrastrukturu (Spoofing)</text:p>
              <text:list>
                <text:list-item>
                  <text:p text:style-name="P2">odposlouchávání</text:p>
                </text:list-item>
                <text:list-item>
                  <text:p text:style-name="P2">únos připojení (MIM)</text:p>
                </text:list-item>
                <text:list-item>
                  <text:p text:style-name="P2">podvrh DNS, DHCP</text:p>
                </text:list-item>
                <text:list-item>
                  <text:p text:style-name="P2">DoS, skenování portů, slovníkové útoky</text:p>
                </text:list-item>
              </text:list>
            </text:list-item>
          </text:list>
        </text:list-item>
        <text:list-item>
          <text:p text:style-name="P2">s</text:p>
        </text:list-item>
      </text:list>
      <text:p text:style-name="Standard"/>
      <text:p text:style-name="Standard">Používání hesel</text:p>
      <text:list xml:id="list711397753404575155" text:style-name="L7">
        <text:list-item>
          <text:p text:style-name="P5">dlouhá vs krátká hesla (uživatel není schopen zapmatovat si dlouhé složité heslo)</text:p>
        </text:list-item>
        <text:list-item>
          <text:p text:style-name="P5">ukládání hesel – Hašování + solení</text:p>
        </text:list-item>
        <text:list-item>
          <text:p text:style-name="P5">útoky</text:p>
          <text:list>
            <text:list-item>
              <text:p text:style-name="P5">slovníkový</text:p>
            </text:list-item>
            <text:list-item>
              <text:p text:style-name="P5">permutace (náhrada písmen např l -&gt; 1, O -&gt; 0, E -&gt; 3, ...)</text:p>
            </text:list-item>
            <text:list-item>
              <text:p text:style-name="P5">slova, data související s uživatelem</text:p>
            </text:list-item>
            <text:list-item>
              <text:p text:style-name="P5">hrubou silou, Rainbow tables</text:p>
            </text:list-item>
          </text:list>
        </text:list-item>
      </text:list>
      <text:p text:style-name="Standard"/>
      <text:p text:style-name="Standard">Elektronický podpis</text:p>
      <text:list xml:id="list7884722033228965968" text:style-name="L8">
        <text:list-item>
          <text:p text:style-name="P6">Elektronický podpis – jakýkoliv podpis/značka (Ahoj, Julie. S pozdravem Romeo)</text:p>
        </text:list-item>
        <text:list-item>
          <text:p text:style-name="P6">Zaručený elektronický podpis – digitální podpis (podepsaný CA)</text:p>
        </text:list-item>
        <text:list-item>
          <text:p text:style-name="P6">Uznaný elektronický podpis – zaručený elektrocký podpis podepsaný <text:span text:style-name="T1">schválenou</text:span> autoritou</text:p>
        </text:list-item>
      </text:list>
      <text:p text:style-name="Standard"/>
      <text:h text:style-name="Heading_20_3" text:outline-level="3"><text:soft-page-break/>Kryptografie</text:h>
      <text:p text:style-name="Text_20_body">Tři dimenze kryptografie</text:p>
      <text:list xml:id="list3368711460796235613" text:style-name="L4">
        <text:list-item>
          <text:p text:style-name="P11">Druh a parametry klíčů</text:p>
          <text:list>
            <text:list-item>
              <text:p text:style-name="P11">Symetrické = konvenční = sdílené</text:p>
            </text:list-item>
            <text:list-item>
              <text:p text:style-name="P11">Asymetrické = veřejné &amp; soukromé</text:p>
            </text:list-item>
            <text:list-item>
              <text:p text:style-name="P11">Bez klíčů (hašovací funkce, RND)</text:p>
            </text:list-item>
          </text:list>
        </text:list-item>
        <text:list-item>
          <text:p text:style-name="P11">Způsob zpracování dat</text:p>
          <text:list>
            <text:list-item>
              <text:p text:style-name="P11">Po blocích</text:p>
            </text:list-item>
            <text:list-item>
              <text:p text:style-name="P11">V souvislém proudu</text:p>
            </text:list-item>
          </text:list>
        </text:list-item>
        <text:list-item>
          <text:p text:style-name="P11">Druhy použitých operací</text:p>
          <text:list>
            <text:list-item>
              <text:p text:style-name="P11">Substituce</text:p>
            </text:list-item>
            <text:list-item>
              <text:p text:style-name="P11">Permutace</text:p>
            </text:list-item>
          </text:list>
        </text:list-item>
        <text:list-item>
          <text:p text:style-name="P11">s</text:p>
        </text:list-item>
      </text:list>
      <text:p text:style-name="Text_20_body"/>
      <text:p text:style-name="Text_20_body">Kryptografie – <text:span text:style-name="T1">Kerckhoffsův princip</text:span></text:p>
      <text:list xml:id="list4736502599063434378" text:style-name="L5">
        <text:list-item>
          <text:p text:style-name="P12"><text:span text:style-name="T1">Algoritmus</text:span> – postup – je všem <text:span text:style-name="T1">znám</text:span> a všemi ověřitelný (jako bezpečný)</text:p>
        </text:list-item>
        <text:list-item>
          <text:p text:style-name="P12"><text:span text:style-name="T1">Klíč</text:span> – <text:span text:style-name="T1">tajná</text:span> informace – musí být <text:span text:style-name="T1">chráněna</text:span> před nepovolanými osobami</text:p>
        </text:list-item>
      </text:list>
      <text:p text:style-name="Text_20_body"/>
      <text:p text:style-name="Text_20_body">Asymetrická kryptografie</text:p>
      <text:list xml:id="list4305651276684032370" text:style-name="L6">
        <text:list-item>
          <text:p text:style-name="P13">Obecně je založena na principu „výpočetní bezpečnosti“ -&gt; faktorizace velkných přirozených čísel</text:p>
        </text:list-item>
        <text:list-item>
          <text:p text:style-name="P13">používá certifikáty obsahem je:</text:p>
          <text:list>
            <text:list-item>
              <text:p text:style-name="P13">označení typu (běžný, kvalifikovaný…)</text:p>
            </text:list-item>
            <text:list-item>
              <text:p text:style-name="P13">identifikace vydavatele a podepisující osoby (pseudonym)</text:p>
            </text:list-item>
            <text:list-item>
              <text:p text:style-name="P13">unikátní číslo v rámci vydavatele</text:p>
            </text:list-item>
            <text:list-item>
              <text:p text:style-name="P13">počátek a konec platnosti</text:p>
            </text:list-item>
            <text:list-item>
              <text:p text:style-name="P13">podpis vydavatele</text:p>
            </text:list-item>
            <text:list-item>
              <text:p text:style-name="P13">volitelně: doplňkové atributy (lze i definovat vlastní pole)</text:p>
            </text:list-item>
            <text:list-item>
              <text:p text:style-name="P13">volitelně: omezení použití</text:p>
            </text:list-item>
          </text:list>
        </text:list-item>
        <text:list-item>
          <text:p text:style-name="P13">Používá RSA (dnes délka 1024 až 4096)</text:p>
          <text:list>
            <text:list-item>
              <text:p text:style-name="P13">Bezpečnost RSA je založena na nesnadnosti faktorizace čísel.</text:p>
            </text:list-item>
            <text:list-item>
              <text:p text:style-name="P13">založen na tzv. „výpočetní bezpečnosti“</text:p>
            </text:list-item>
            <text:list-item>
              <text:p text:style-name="P13">používá se v certifikátech</text:p>
            </text:list-item>
          </text:list>
        </text:list-item>
      </text:list>
      <text:list xml:id="list8206843597288229305" text:style-name="L23">
        <text:list-item>
          <text:list>
            <text:list-item>
              <text:p text:style-name="P20">Zvolí dvě různá velká náhodná prvočísla <text:span text:style-name="T1">p</text:span> a <text:span text:style-name="T1">q</text:span> a součin <text:span text:style-name="T1">n = pq</text:span>.</text:p>
            </text:list-item>
            <text:list-item>
              <text:p text:style-name="P20">Spočítá hodnotu Eulerovy funkce <text:span text:style-name="T1">φ(n) = (p − 1)(q − 1)</text:span>.</text:p>
            </text:list-item>
            <text:list-item>
              <text:p text:style-name="P20"><text:soft-page-break/>Zvolí celé číslo <text:span text:style-name="T1">e</text:span> menší než <text:span text:style-name="T1">φ(n)</text:span>, které je s φ(n) nesoudělné. <text:span text:style-name="T1">gdc(e, φ(n))=1</text:span></text:p>
            </text:list-item>
            <text:list-item>
              <text:p text:style-name="P20">Nalezne číslo <text:span text:style-name="T1">d</text:span> tak, aby platilo <text:span text:style-name="T1">d = e</text:span><text:span text:style-name="T2">-1</text:span><text:span text:style-name="T1"> (mod φ(n))</text:span>.</text:p>
            </text:list-item>
            <text:list-item>
              <text:p text:style-name="P20">Veřejný klíč: <text:span text:style-name="T1">n, e</text:span>.</text:p>
            </text:list-item>
            <text:list-item>
              <text:p text:style-name="P26">Neveřejné parametry <text:span text:style-name="T1">p, q, d</text:span></text:p>
            </text:list-item>
            <text:list-item>
              <text:p text:style-name="P20">Šifrování: <text:span text:style-name="T1">c = w</text:span><text:span text:style-name="T2">e</text:span><text:span text:style-name="T1"> mod n</text:span>.</text:p>
            </text:list-item>
            <text:list-item>
              <text:p text:style-name="P20">Dešifrování: <text:span text:style-name="T1">w = c</text:span><text:span text:style-name="T2">d</text:span><text:span text:style-name="T1"> mod n</text:span>.</text:p>
            </text:list-item>
          </text:list>
        </text:list-item>
      </text:list>
      <text:list xml:id="list38305595" text:continue-list="list4305651276684032370" text:style-name="L6">
        <text:list-item>
          <text:p text:style-name="P13">Diffie-Hellman</text:p>
          <text:list>
            <text:list-item>
              <text:p text:style-name="P13">používá se pro vytvoření šifrovaného kanálu bez certifikátů (obě strany si následujícím způsoben ustanoví šifrované spojení a buďto přímo šifrují komunikaci získanými čísly</text:p>
            </text:list-item>
          </text:list>
        </text:list-item>
      </text:list>
      <text:list xml:id="list7831007348513587126" text:style-name="L22">
        <text:list-item>
          <text:p text:style-name="P19">První účastník si zvolí číslo a, které bude sloužit jako jeho soukromý klíč a spočte svůj veřejný klíč A jako <draw:frame draw:style-name="fr2" draw:name="obrázky5" text:anchor-type="as-char" svg:width="3.519cm" svg:height="0.503cm" draw:z-index="7"><draw:image xlink:href="http://upload.wikimedia.org/math/e/6/e/e6e14f1f40547073ee6e47252783e377.png" xlink:type="simple" xlink:show="embed" xlink:actuate="onLoad"/></draw:frame>. Ten zveřejní. </text:p>
        </text:list-item>
      </text:list>
      <text:list xml:id="list38304426" text:continue-list="list38305595" text:style-name="L17">
        <text:list-item>
          <text:list>
            <text:list-item>
              <text:p text:style-name="P24">Druhý účastník si zvolí číslo b jako soukromý klíč a spočítá veřejný klíč B, <draw:frame draw:style-name="fr2" draw:name="obrázky6" text:anchor-type="as-char" svg:width="3.519cm" svg:height="0.582cm" draw:z-index="4"><draw:image xlink:href="http://upload.wikimedia.org/math/4/5/2/45260ac34e3e6e0260e47413edb8d21a.png" xlink:type="simple" xlink:show="embed" xlink:actuate="onLoad"/><svg:title>B = g^b \mod p</svg:title></draw:frame>. </text:p>
            </text:list-item>
            <text:list-item text:style-override="L18">
              <text:p text:style-name="P25">Své veřejné klíče zveřejní </text:p>
            </text:list-item>
            <text:list-item text:style-override="L19">
              <text:p text:style-name="P18">Nyní první účastník může spočítat <draw:frame draw:style-name="fr2" draw:name="obrázky7" text:anchor-type="as-char" svg:width="3.519cm" svg:height="0.503cm" draw:z-index="5"><draw:image xlink:href="http://upload.wikimedia.org/math/a/9/f/a9f37904801339e6bd1911d0634f8a8b.png" xlink:type="simple" xlink:show="embed" xlink:actuate="onLoad"/></draw:frame>, druhý účastník může spočítat <draw:frame draw:style-name="fr2" draw:name="obrázky8" text:anchor-type="as-char" svg:width="3.572cm" svg:height="0.582cm" draw:z-index="6"><draw:image xlink:href="http://upload.wikimedia.org/math/0/c/4/0c40da6d1b257d641c5ea8a1642d4b80.png" xlink:type="simple" xlink:show="embed" xlink:actuate="onLoad"/></draw:frame>. </text:p>
            </text:list-item>
            <text:list-item text:style-override="L19">
              <text:p text:style-name="P18"><text:span text:style-name="T1">p</text:span> a <text:span text:style-name="T1">q</text:span>, jsou veřejné a <text:span text:style-name="T1">a</text:span>, <text:span text:style-name="T1">b</text:span>, <text:span text:style-name="T1">s</text:span>, jsou soukromé</text:p>
            </text:list-item>
          </text:list>
        </text:list-item>
        <text:list-item text:style-override="L6">
          <text:p text:style-name="P13">Hašování: SHA1 (nedoporučuje se) SHA2 (SHA-224, SHA-256, ...) SHA3</text:p>
        </text:list-item>
      </text:list>
      <text:p text:style-name="Text_20_body"/>
      <text:p text:style-name="Text_20_body">Symetrické šifry</text:p>
      <text:list xml:id="list461488112211592099" text:style-name="L9">
        <text:list-item>
          <text:p text:style-name="P14">AES, DES, 3DES, RC4 (proudová šifra)</text:p>
        </text:list-item>
        <text:list-item>
          <text:p text:style-name="P14"/>
        </text:list-item>
      </text:list>
      <text:p text:style-name="Text_20_body"><draw:frame draw:style-name="fr1" draw:name="obrázky1" text:anchor-type="as-char" svg:y="-1.376cm" svg:width="11.06cm" svg:height="9.525cm" draw:z-index="0"><draw:image xlink:href="http://access.feld.cvut.cz/storage/201011181406_fig1.png" xlink:type="simple" xlink:show="embed" xlink:actuate="onLoad"/></draw:frame> </text:p>
      <text:p text:style-name="Text_20_body"/>
      <text:p text:style-name="Text_20_body"><text:soft-page-break/>Autentizace</text:p>
      <text:list xml:id="list6807521736236326866" text:style-name="L10">
        <text:list-item>
          <text:p text:style-name="P15">autentizujeme</text:p>
          <text:list>
            <text:list-item>
              <text:p text:style-name="P15">pouze jednu stranu</text:p>
            </text:list-item>
            <text:list-item>
              <text:p text:style-name="P15">Obě strany</text:p>
            </text:list-item>
            <text:list-item>
              <text:p text:style-name="P15">Kontinuální autentizace</text:p>
            </text:list-item>
          </text:list>
        </text:list-item>
        <text:list-item>
          <text:p text:style-name="P15">Útoky</text:p>
          <text:list>
            <text:list-item>
              <text:p text:style-name="P15">replay (odposlechnutí (zaešovaného) autentizačního tokenu a znovuposlání</text:p>
              <text:list>
                <text:list-item>
                  <text:p text:style-name="P15">obrana</text:p>
                  <text:list>
                    <text:list-item>
                      <text:p text:style-name="P15">Challenge - response</text:p>
                    </text:list-item>
                    <text:list-item>
                      <text:p text:style-name="P15">Náhodná čísla, sekvence, časová razítka</text:p>
                    </text:list-item>
                  </text:list>
                </text:list-item>
              </text:list>
            </text:list-item>
            <text:list-item>
              <text:p text:style-name="P15">impersonace (zachycení credentials v <text:s/>čitelné podobě)</text:p>
            </text:list-item>
          </text:list>
        </text:list-item>
        <text:list-item>
          <text:p text:style-name="P15">Protokoly </text:p>
          <text:list>
            <text:list-item>
              <text:p text:style-name="P15">PPP (poin-to-point)</text:p>
              <text:list>
                <text:list-item>
                  <text:p text:style-name="P15">PAP – 2 cestná autentizace (první strana pošle ID a heslo a druhá ho ověří ve své DB), heslo je posíláno pravidelně po lince v <text:span text:style-name="T1">čitelné podobě</text:span></text:p>
                </text:list-item>
                <text:list-item>
                  <text:p text:style-name="P15">CHAP – "server" pošle náhodný challenge + hostname. Klient pomocí hostname vyhledá heslo pomocí něhož zašifruje challenge jednocestnou šifrou a pošle zpět. Server porovná výsledek. Challenge jsou posílány pravidelně.</text:p>
                </text:list-item>
              </text:list>
            </text:list-item>
            <text:list-item>
              <text:p text:style-name="P15"><text:s/>EAP</text:p>
              <text:list>
                <text:list-item>
                  <text:p text:style-name="P15">EAP není zprostředkující protokol; místo toho pouze definuje formát zpráv.</text:p>
                </text:list-item>
                <text:list-item>
                  <text:p text:style-name="P15">Používáno například ve WPA a WPA2, 802.1X</text:p>
                </text:list-item>
              </text:list>
            </text:list-item>
            <text:list-item>
              <text:p text:style-name="P15">??(Kerberos, RADIUS)</text:p>
            </text:list-item>
          </text:list>
        </text:list-item>
      </text:list>
      <text:p text:style-name="Text_20_body"/>
      <text:p text:style-name="Text_20_body">SSL/TSL</text:p>
      <text:list xml:id="list3003757484563503575" text:style-name="L11">
        <text:list-item>
          <text:p text:style-name="P16">mezi A<text:span text:style-name="T1">plikační vrstvou</text:span> a Trasportní (TCP) (L4)</text:p>
        </text:list-item>
        <text:list-item>
          <text:p text:style-name="P16">Na začátku spojení jsou vyjednány šifrovací algoritmy, poté jsou vytvořeny 4 klíče</text:p>
          <text:list>
            <text:list-item>
              <text:p text:style-name="P16">MAC (message authentication code -&gt; zajišťuje integritu zprávy) Klient <text:s/>-&gt; Server</text:p>
            </text:list-item>
            <text:list-item>
              <text:p text:style-name="P16">MAC Server -&gt; klient</text:p>
            </text:list-item>
            <text:list-item>
              <text:p text:style-name="P16">Šifrování Klient -&gt; Server</text:p>
            </text:list-item>
            <text:list-item>
              <text:p text:style-name="P16">Šifrování Server -&gt; Klient</text:p>
            </text:list-item>
            <text:list-item>
              <text:p text:style-name="P16">nelze ani tady zabránit MIM útoku v inicializační fázi může útočník zachytit zprávu a donutit server aby zvolil nejslabší možné šifrování a pak se pokusit o dešifrování zprávy</text:p>
            </text:list-item>
            <text:list-item>
              <text:p text:style-name="P16"><draw:frame draw:style-name="fr3" draw:name="obrázky4" text:anchor-type="paragraph" svg:width="11.224cm" svg:height="6.987cm" draw:z-index="3"><draw:image xlink:href="Pictures/20000007000058E1000037580D984683.svm" xlink:type="simple" xlink:show="embed" xlink:actuate="onLoad"/></draw:frame><text:soft-page-break/></text:p>
            </text:list-item>
          </text:list>
        </text:list-item>
      </text:list>
      <text:p text:style-name="Text_20_body">IPSec</text:p>
      <text:list xml:id="list6837434350538092199" text:style-name="L12">
        <text:list-item>
          <text:p text:style-name="P17">protokol <text:span text:style-name="T1">Síťové</text:span> (L3) vrstvy</text:p>
        </text:list-item>
        <text:list-item>
          <text:p text:style-name="P17">dva režimy</text:p>
          <text:list>
            <text:list-item>
              <text:p text:style-name="P17">tunelovací – zaširforány jsou pouze data hlavička zůstává nedotčená (IP adresy)</text:p>
            </text:list-item>
            <text:list-item>
              <text:p text:style-name="P17">transportní - šifrován kompletně celý packet, přidána nová hlavička (IP), v tomto režimu pracuje VPN</text:p>
            </text:list-item>
          </text:list>
        </text:list-item>
        <text:list-item>
          <text:p text:style-name="P17">režimy</text:p>
          <text:list>
            <text:list-item>
              <text:p text:style-name="P17">host 2 host – mezi koncovými uzly, síŤ o tom nic neví</text:p>
            </text:list-item>
            <text:list-item>
              <text:p text:style-name="P17">network 2 network – šifrování se provádí na hranici sítě, host nemá o tom ani ponětí</text:p>
            </text:list-item>
            <text:list-item>
              <text:p text:style-name="P17">network 2 host – šifrování mezi hostem a bránou nějaké sítě (VPN)</text:p>
            </text:list-item>
          </text:list>
        </text:list-item>
        <text:list-item>
          <text:p text:style-name="P17">základní protokoly</text:p>
          <text:list>
            <text:list-item>
              <text:p text:style-name="P17">AH (Authentication Header) – integrita, autentizace, ochrana proti opakování</text:p>
            </text:list-item>
            <text:list-item>
              <text:p text:style-name="P17">ESP (Authentication Header) – jako AH + důvěrnot (šifruje data)</text:p>
            </text:list-item>
          </text:list>
        </text:list-item>
        <text:list-item>
          <text:p text:style-name="P17">yd</text:p>
        </text:list-item>
      </text:list>
      <text:p text:style-name="Text_20_body"/>
      <text:p text:style-name="Text_20_body"><text:span text:style-name="T1">Firewall</text:span> (<text:a xlink:type="simple" xlink:href="http://cs.wikipedia.org/wiki/Firewall">http://cs.wikipedia.org/wiki/Firewall</text:a> – pěkný popis)</text:p>
      <text:list xml:id="list1232166657427150371" text:style-name="L25">
        <text:list-item>
          <text:p text:style-name="P22">FW pravidlo obvykle obsahuje: zdrojovou a cílovou adresu a zdrojový a cílový port + informaci jestli má být takovýto paket zamítnut nebo povolen</text:p>
        </text:list-item>
        <text:list-item>
          <text:p text:style-name="P22">pravidla jsou zapsány v souboru, kterému se říká ACL (Access Control List)</text:p>
        </text:list-item>
        <text:list-item>
          <text:p text:style-name="P22">obecně fw prochází pravidla sekvenčně a při první shodě aplikuje pravidlo (dále už neprochází, nato je třeba myslet při psaní pravidel!)</text:p>
          <text:list>
            <text:list-item>
              <text:p text:style-name="P22">dva přístupy vytváření FW pravidel</text:p>
            </text:list-item>
          </text:list>
        </text:list-item>
      </text:list>
      <text:list xml:id="list8274979502864361561" text:style-name="L26">
        <text:list-item>
          <text:list>
            <text:list-item>
              <text:p text:style-name="P23">Povol všechno a zakaž specifické – nedoporučuje se!</text:p>
            </text:list-item>
            <text:list-item>
              <text:p text:style-name="P23">Zakaž všechno a povol pouze specifické (začátek píší nejspecifičtější povolující pravidla a na konci by mělo být pravidlo zamítající vše ostatní)</text:p>
            </text:list-item>
          </text:list>
        </text:list-item>
      </text:list>
      <text:list xml:id="list38297598" text:continue-list="list1232166657427150371" text:style-name="L25">
        <text:list-item>
          <text:p text:style-name="P22">Dnes často FW obsahují <text:span text:style-name="T1">IDS</text:span> (Intrusion Detection System)</text:p>
        </text:list-item>
      </text:list>
      <text:list xml:id="list1308353861564330149" text:style-name="L24">
        <text:list-item>
          <text:p text:style-name="P21"><text:soft-page-break/>pasivní – Packetový filtr (klasický FW)</text:p>
          <text:list>
            <text:list-item>
              <text:p text:style-name="P21">filtruje na základě cílové a zdrojové adresy, nemá ponětí o obsahu</text:p>
            </text:list-item>
            <text:list-item>
              <text:p text:style-name="P21">standardně se všechny požadavky z venku zamítají je možnost nastavit aby spojení iniciována zevnitř byla povolena</text:p>
            </text:list-item>
            <text:list-item>
              <text:p text:style-name="P21">rychlé jednoduché filtrování</text:p>
            </text:list-item>
          </text:list>
        </text:list-item>
        <text:list-item>
          <text:p text:style-name="P21">aktivní – Aplikační brána (Proxy)</text:p>
          <text:list>
            <text:list-item>
              <text:p text:style-name="P21">filtruje na základě obsahu – rozumí komunikaci</text:p>
            </text:list-item>
            <text:list-item>
              <text:p text:style-name="P21">klienti vnitřní sítě se připojují na aplikační bránu a ta pro klienta naváže nové spojení</text:p>
            </text:list-item>
            <text:list-item>
              <text:p text:style-name="P21">umožňuje zachytávat viry</text:p>
            </text:list-item>
            <text:list-item>
              <text:p text:style-name="P21">způsobuje zpoždění a snižuje propustnost sítě</text:p>
            </text:list-item>
          </text:list>
        </text:list-item>
        <text:list-item>
          <text:p text:style-name="P21">některé FW (například microtic) umožňují vytvářet tzv. chainy – na dané pravidlo ACL jsou navázané další aktivity (například, uložení do speciálního souboru, který počítá počet požadavků na základě kterých je IP dána na blacklist (zablokována) –&gt; ochrana proti hádání hesla, skenování portů)</text:p>
        </text:list-item>
      </text:list>
      <text:p text:style-name="Text_20_body"/>
      <text:p text:style-name="Standard"><text:bookmark text:name="irc_mi2"/><text:s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7H46M28S</meta:editing-duration>
    <meta:editing-cycles>78</meta:editing-cycles>
    <meta:generator>OpenOffice/4.0.1$Win32 OpenOffice.org_project/401m5$Build-9714</meta:generator>
    <dc:date>2014-06-19T18:13:50.26</dc:date>
    <dc:creator>Martin </dc:creator>
    <meta:document-statistic meta:table-count="0" meta:image-count="8" meta:object-count="0" meta:page-count="7" meta:paragraph-count="160" meta:word-count="1342" meta:character-count="8260"/>
    <meta:user-defined meta:name="Info 1"/>
    <meta:user-defined meta:name="Info 2"/>
    <meta:user-defined meta:name="Info 3"/>
    <meta:user-defined meta:name="Info 4"/>
  </office:meta>
</office:document-meta>
</file>